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1-0_sc_WORD,rule</text:p>
          </table:table-cell>
          <table:table-cell office:value-type="float" office:value="1189738" calcext:value-type="float">
            <text:p>118973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1-0_WORD,rule</text:p>
          </table:table-cell>
          <table:table-cell office:value-type="float" office:value="290180" calcext:value-type="float">
            <text:p>2901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cc_WORD,rule</text:p>
          </table:table-cell>
          <table:table-cell office:value-type="float" office:value="899558" calcext:value-type="float">
            <text:p>89955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dd_WORD,rule</text:p>
          </table:table-cell>
          <table:table-cell office:value-type="float" office:value="89955800" calcext:value-type="float">
            <text:p>89955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mon_dd_WORD,rule</text:p>
          </table:table-cell>
          <table:table-cell office:value-type="float" office:value="1059853432" calcext:value-type="float">
            <text:p>105985343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,rule</text:p>
          </table:table-cell>
          <table:table-cell office:value-type="float" office:value="899558" calcext:value-type="float">
            <text:p>89955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_dd,rule</text:p>
          </table:table-cell>
          <table:table-cell office:value-type="float" office:value="89955800" calcext:value-type="float">
            <text:p>89955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_sc,rule</text:p>
          </table:table-cell>
          <table:table-cell office:value-type="float" office:value="4497790" calcext:value-type="float">
            <text:p>449779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_year,rule</text:p>
          </table:table-cell>
          <table:table-cell office:value-type="float" office:value="149152520" calcext:value-type="float">
            <text:p>1491525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ddd_WORD,rule</text:p>
          </table:table-cell>
          <table:table-cell office:value-type="float" office:value="290180000" calcext:value-type="float">
            <text:p>2901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dd_WORD,rule</text:p>
          </table:table-cell>
          <table:table-cell office:value-type="float" office:value="29018000" calcext:value-type="float">
            <text:p>2901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d_WORD,rule</text:p>
          </table:table-cell>
          <table:table-cell office:value-type="float" office:value="2901800" calcext:value-type="float">
            <text:p>2901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_sc_WORD,rule</text:p>
          </table:table-cell>
          <table:table-cell office:value-type="float" office:value="1450900" calcext:value-type="float">
            <text:p>1450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_WORD,rule</text:p>
          </table:table-cell>
          <table:table-cell office:value-type="float" office:value="290180" calcext:value-type="float">
            <text:p>2901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dddd_WORD,rule</text:p>
          </table:table-cell>
          <table:table-cell office:value-type="float" office:value="1450900000" calcext:value-type="float">
            <text:p>14509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dd_WORD,rule</text:p>
          </table:table-cell>
          <table:table-cell office:value-type="float" office:value="14509000" calcext:value-type="float">
            <text:p>1450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d,rule</text:p>
          </table:table-cell>
          <table:table-cell office:value-type="float" office:value="1160720" calcext:value-type="float">
            <text:p>11607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dd_mon_sc,rule</text:p>
          </table:table-cell>
          <table:table-cell office:value-type="float" office:value="150893600" calcext:value-type="float">
            <text:p>150893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dd_sc,rule</text:p>
          </table:table-cell>
          <table:table-cell office:value-type="float" office:value="11607200" calcext:value-type="float">
            <text:p>11607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mon_day_sc,rule</text:p>
          </table:table-cell>
          <table:table-cell office:value-type="float" office:value="48285952" calcext:value-type="float">
            <text:p>4828595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year,rule</text:p>
          </table:table-cell>
          <table:table-cell office:value-type="float" office:value="15089360" calcext:value-type="float">
            <text:p>150893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year_sc,rule</text:p>
          </table:table-cell>
          <table:table-cell office:value-type="float" office:value="15089360" calcext:value-type="float">
            <text:p>150893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year_WORD,rule</text:p>
          </table:table-cell>
          <table:table-cell office:value-type="float" office:value="18861700" calcext:value-type="float">
            <text:p>18861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2sc_dd,rule</text:p>
          </table:table-cell>
          <table:table-cell office:value-type="float" office:value="20341618" calcext:value-type="float">
            <text:p>2034161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dd_mon,rule</text:p>
          </table:table-cell>
          <table:table-cell office:value-type="float" office:value="1207177818" calcext:value-type="float">
            <text:p>120717781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,rule</text:p>
          </table:table-cell>
          <table:table-cell office:value-type="float" office:value="12129524" calcext:value-type="float">
            <text:p>1212952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_dd,rule</text:p>
          </table:table-cell>
          <table:table-cell office:value-type="float" office:value="1059853432" calcext:value-type="float">
            <text:p>105985343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_sc,rule</text:p>
          </table:table-cell>
          <table:table-cell office:value-type="float" office:value="72603036" calcext:value-type="float">
            <text:p>7260303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_year,rule</text:p>
          </table:table-cell>
          <table:table-cell office:value-type="float" office:value="539734800" calcext:value-type="float">
            <text:p>539734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,rule</text:p>
          </table:table-cell>
          <table:table-cell office:value-type="float" office:value="2901800" calcext:value-type="float">
            <text:p>2901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d,rule</text:p>
          </table:table-cell>
          <table:table-cell office:value-type="float" office:value="29018000" calcext:value-type="float">
            <text:p>2901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dd,rule</text:p>
          </table:table-cell>
          <table:table-cell office:value-type="float" office:value="290180000" calcext:value-type="float">
            <text:p>2901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d_sc,rule</text:p>
          </table:table-cell>
          <table:table-cell office:value-type="float" office:value="203155018" calcext:value-type="float">
            <text:p>20315501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2sc,rule</text:p>
          </table:table-cell>
          <table:table-cell office:value-type="float" office:value="20312600" calcext:value-type="float">
            <text:p>20312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age,rule</text:p>
          </table:table-cell>
          <table:table-cell office:value-type="float" office:value="32500160" calcext:value-type="float">
            <text:p>325001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age_sc,rule</text:p>
          </table:table-cell>
          <table:table-cell office:value-type="float" office:value="194826852" calcext:value-type="float">
            <text:p>19482685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sc,rule</text:p>
          </table:table-cell>
          <table:table-cell office:value-type="float" office:value="20341618" calcext:value-type="float">
            <text:p>2034161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mon_dd,rule</text:p>
          </table:table-cell>
          <table:table-cell office:value-type="float" office:value="37752418" calcext:value-type="float">
            <text:p>3775241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mon_dd_sc,rule</text:p>
          </table:table-cell>
          <table:table-cell office:value-type="float" office:value="226340400" calcext:value-type="float">
            <text:p>226340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pd,rule</text:p>
          </table:table-cell>
          <table:table-cell office:value-type="float" office:value="2002242" calcext:value-type="float">
            <text:p>200224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sc_dd,rule</text:p>
          </table:table-cell>
          <table:table-cell office:value-type="float" office:value="17410800" calcext:value-type="float">
            <text:p>1741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sc_year,rule</text:p>
          </table:table-cell>
          <table:table-cell office:value-type="float" office:value="13957658" calcext:value-type="float">
            <text:p>1395765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year,rule</text:p>
          </table:table-cell>
          <table:table-cell office:value-type="float" office:value="3772340" calcext:value-type="float">
            <text:p>37723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year_mon,rule</text:p>
          </table:table-cell>
          <table:table-cell office:value-type="float" office:value="27886298" calcext:value-type="float">
            <text:p>2788629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year_sc,rule</text:p>
          </table:table-cell>
          <table:table-cell office:value-type="float" office:value="124197040" calcext:value-type="float">
            <text:p>124197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year_sc_WORD,rule</text:p>
          </table:table-cell>
          <table:table-cell office:value-type="float" office:value="18861700" calcext:value-type="float">
            <text:p>18861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year_WORD,rule</text:p>
          </table:table-cell>
          <table:table-cell office:value-type="float" office:value="3772340" calcext:value-type="float">
            <text:p>37723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year_WORD_sc,rule</text:p>
          </table:table-cell>
          <table:table-cell office:value-type="float" office:value="15089360" calcext:value-type="float">
            <text:p>150893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1-0_sc_wORD,rule</text:p>
          </table:table-cell>
          <table:table-cell office:value-type="float" office:value="1189738" calcext:value-type="float">
            <text:p>118973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1-0_wORD,rule</text:p>
          </table:table-cell>
          <table:table-cell office:value-type="float" office:value="290180" calcext:value-type="float">
            <text:p>2901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cc_wORD,rule</text:p>
          </table:table-cell>
          <table:table-cell office:value-type="float" office:value="899558" calcext:value-type="float">
            <text:p>89955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dd_wORD,rule</text:p>
          </table:table-cell>
          <table:table-cell office:value-type="float" office:value="89955800" calcext:value-type="float">
            <text:p>89955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mon_dd_wORD,rule</text:p>
          </table:table-cell>
          <table:table-cell office:value-type="float" office:value="1059853432" calcext:value-type="float">
            <text:p>105985343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,rule</text:p>
          </table:table-cell>
          <table:table-cell office:value-type="float" office:value="899558" calcext:value-type="float">
            <text:p>89955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_dd,rule</text:p>
          </table:table-cell>
          <table:table-cell office:value-type="float" office:value="89955800" calcext:value-type="float">
            <text:p>89955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_sc,rule</text:p>
          </table:table-cell>
          <table:table-cell office:value-type="float" office:value="4497790" calcext:value-type="float">
            <text:p>449779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_year,rule</text:p>
          </table:table-cell>
          <table:table-cell office:value-type="float" office:value="149152520" calcext:value-type="float">
            <text:p>1491525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ddd_wORD,rule</text:p>
          </table:table-cell>
          <table:table-cell office:value-type="float" office:value="290180000" calcext:value-type="float">
            <text:p>2901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dd_wORD,rule</text:p>
          </table:table-cell>
          <table:table-cell office:value-type="float" office:value="29018000" calcext:value-type="float">
            <text:p>2901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d_wORD,rule</text:p>
          </table:table-cell>
          <table:table-cell office:value-type="float" office:value="2901800" calcext:value-type="float">
            <text:p>2901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_sc_wORD,rule</text:p>
          </table:table-cell>
          <table:table-cell office:value-type="float" office:value="1450900" calcext:value-type="float">
            <text:p>1450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_wORD,rule</text:p>
          </table:table-cell>
          <table:table-cell office:value-type="float" office:value="290180" calcext:value-type="float">
            <text:p>2901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dddd_wORD,rule</text:p>
          </table:table-cell>
          <table:table-cell office:value-type="float" office:value="1450900000" calcext:value-type="float">
            <text:p>14509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dd_wORD,rule</text:p>
          </table:table-cell>
          <table:table-cell office:value-type="float" office:value="14509000" calcext:value-type="float">
            <text:p>1450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d,rule</text:p>
          </table:table-cell>
          <table:table-cell office:value-type="float" office:value="1160720" calcext:value-type="float">
            <text:p>11607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dd_mon_sc,rule</text:p>
          </table:table-cell>
          <table:table-cell office:value-type="float" office:value="150893600" calcext:value-type="float">
            <text:p>150893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dd_sc,rule</text:p>
          </table:table-cell>
          <table:table-cell office:value-type="float" office:value="11607200" calcext:value-type="float">
            <text:p>11607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mon_day_sc,rule</text:p>
          </table:table-cell>
          <table:table-cell office:value-type="float" office:value="48285952" calcext:value-type="float">
            <text:p>4828595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year,rule</text:p>
          </table:table-cell>
          <table:table-cell office:value-type="float" office:value="15089360" calcext:value-type="float">
            <text:p>150893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year_sc,rule</text:p>
          </table:table-cell>
          <table:table-cell office:value-type="float" office:value="15089360" calcext:value-type="float">
            <text:p>150893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year_wORD,rule</text:p>
          </table:table-cell>
          <table:table-cell office:value-type="float" office:value="18861700" calcext:value-type="float">
            <text:p>18861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2sc_dd,rule</text:p>
          </table:table-cell>
          <table:table-cell office:value-type="float" office:value="20341618" calcext:value-type="float">
            <text:p>2034161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dd_mon,rule</text:p>
          </table:table-cell>
          <table:table-cell office:value-type="float" office:value="1207177818" calcext:value-type="float">
            <text:p>120717781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,rule</text:p>
          </table:table-cell>
          <table:table-cell office:value-type="float" office:value="12129524" calcext:value-type="float">
            <text:p>1212952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_dd,rule</text:p>
          </table:table-cell>
          <table:table-cell office:value-type="float" office:value="1059853432" calcext:value-type="float">
            <text:p>105985343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_sc,rule</text:p>
          </table:table-cell>
          <table:table-cell office:value-type="float" office:value="72603036" calcext:value-type="float">
            <text:p>7260303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_year,rule</text:p>
          </table:table-cell>
          <table:table-cell office:value-type="float" office:value="539734800" calcext:value-type="float">
            <text:p>539734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,rule</text:p>
          </table:table-cell>
          <table:table-cell office:value-type="float" office:value="2901800" calcext:value-type="float">
            <text:p>2901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d,rule</text:p>
          </table:table-cell>
          <table:table-cell office:value-type="float" office:value="29018000" calcext:value-type="float">
            <text:p>2901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dd,rule</text:p>
          </table:table-cell>
          <table:table-cell office:value-type="float" office:value="290180000" calcext:value-type="float">
            <text:p>2901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d_sc,rule</text:p>
          </table:table-cell>
          <table:table-cell office:value-type="float" office:value="203155018" calcext:value-type="float">
            <text:p>20315501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2sc,rule</text:p>
          </table:table-cell>
          <table:table-cell office:value-type="float" office:value="20312600" calcext:value-type="float">
            <text:p>20312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age,rule</text:p>
          </table:table-cell>
          <table:table-cell office:value-type="float" office:value="32500160" calcext:value-type="float">
            <text:p>325001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age_sc,rule</text:p>
          </table:table-cell>
          <table:table-cell office:value-type="float" office:value="194826852" calcext:value-type="float">
            <text:p>19482685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sc,rule</text:p>
          </table:table-cell>
          <table:table-cell office:value-type="float" office:value="20341618" calcext:value-type="float">
            <text:p>2034161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mon_dd,rule</text:p>
          </table:table-cell>
          <table:table-cell office:value-type="float" office:value="37752418" calcext:value-type="float">
            <text:p>3775241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mon_dd_sc,rule</text:p>
          </table:table-cell>
          <table:table-cell office:value-type="float" office:value="226340400" calcext:value-type="float">
            <text:p>226340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pd,rule</text:p>
          </table:table-cell>
          <table:table-cell office:value-type="float" office:value="2002242" calcext:value-type="float">
            <text:p>200224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sc_dd,rule</text:p>
          </table:table-cell>
          <table:table-cell office:value-type="float" office:value="17410800" calcext:value-type="float">
            <text:p>1741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sc_year,rule</text:p>
          </table:table-cell>
          <table:table-cell office:value-type="float" office:value="13957658" calcext:value-type="float">
            <text:p>1395765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year,rule</text:p>
          </table:table-cell>
          <table:table-cell office:value-type="float" office:value="3772340" calcext:value-type="float">
            <text:p>37723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year_mon,rule</text:p>
          </table:table-cell>
          <table:table-cell office:value-type="float" office:value="27886298" calcext:value-type="float">
            <text:p>2788629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year_sc,rule</text:p>
          </table:table-cell>
          <table:table-cell office:value-type="float" office:value="124197040" calcext:value-type="float">
            <text:p>124197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year_sc_wORD,rule</text:p>
          </table:table-cell>
          <table:table-cell office:value-type="float" office:value="18861700" calcext:value-type="float">
            <text:p>18861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year_wORD,rule</text:p>
          </table:table-cell>
          <table:table-cell office:value-type="float" office:value="3772340" calcext:value-type="float">
            <text:p>37723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year_wORD_sc,rule</text:p>
          </table:table-cell>
          <table:table-cell office:value-type="float" office:value="15089360" calcext:value-type="float">
            <text:p>150893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1-0_sc_Word,rule</text:p>
          </table:table-cell>
          <table:table-cell office:value-type="float" office:value="1189738" calcext:value-type="float">
            <text:p>118973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1-0_Word,rule</text:p>
          </table:table-cell>
          <table:table-cell office:value-type="float" office:value="290180" calcext:value-type="float">
            <text:p>2901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cc_Word,rule</text:p>
          </table:table-cell>
          <table:table-cell office:value-type="float" office:value="899558" calcext:value-type="float">
            <text:p>89955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dd_Word,rule</text:p>
          </table:table-cell>
          <table:table-cell office:value-type="float" office:value="89955800" calcext:value-type="float">
            <text:p>89955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mon_dd_Word,rule</text:p>
          </table:table-cell>
          <table:table-cell office:value-type="float" office:value="1059853432" calcext:value-type="float">
            <text:p>105985343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,rule</text:p>
          </table:table-cell>
          <table:table-cell office:value-type="float" office:value="899558" calcext:value-type="float">
            <text:p>89955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_dd,rule</text:p>
          </table:table-cell>
          <table:table-cell office:value-type="float" office:value="89955800" calcext:value-type="float">
            <text:p>89955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_sc,rule</text:p>
          </table:table-cell>
          <table:table-cell office:value-type="float" office:value="4497790" calcext:value-type="float">
            <text:p>449779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_year,rule</text:p>
          </table:table-cell>
          <table:table-cell office:value-type="float" office:value="149152520" calcext:value-type="float">
            <text:p>1491525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ddd_Word,rule</text:p>
          </table:table-cell>
          <table:table-cell office:value-type="float" office:value="290180000" calcext:value-type="float">
            <text:p>2901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dd_Word,rule</text:p>
          </table:table-cell>
          <table:table-cell office:value-type="float" office:value="29018000" calcext:value-type="float">
            <text:p>2901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d_Word,rule</text:p>
          </table:table-cell>
          <table:table-cell office:value-type="float" office:value="2901800" calcext:value-type="float">
            <text:p>2901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_sc_Word,rule</text:p>
          </table:table-cell>
          <table:table-cell office:value-type="float" office:value="1450900" calcext:value-type="float">
            <text:p>1450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_Word,rule</text:p>
          </table:table-cell>
          <table:table-cell office:value-type="float" office:value="290180" calcext:value-type="float">
            <text:p>2901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dddd_Word,rule</text:p>
          </table:table-cell>
          <table:table-cell office:value-type="float" office:value="1450900000" calcext:value-type="float">
            <text:p>14509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dd_Word,rule</text:p>
          </table:table-cell>
          <table:table-cell office:value-type="float" office:value="14509000" calcext:value-type="float">
            <text:p>1450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d,rule</text:p>
          </table:table-cell>
          <table:table-cell office:value-type="float" office:value="1160720" calcext:value-type="float">
            <text:p>11607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dd_mon_sc,rule</text:p>
          </table:table-cell>
          <table:table-cell office:value-type="float" office:value="150893600" calcext:value-type="float">
            <text:p>150893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dd_sc,rule</text:p>
          </table:table-cell>
          <table:table-cell office:value-type="float" office:value="11607200" calcext:value-type="float">
            <text:p>11607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mon_day_sc,rule</text:p>
          </table:table-cell>
          <table:table-cell office:value-type="float" office:value="48285952" calcext:value-type="float">
            <text:p>4828595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year,rule</text:p>
          </table:table-cell>
          <table:table-cell office:value-type="float" office:value="15089360" calcext:value-type="float">
            <text:p>150893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year_sc,rule</text:p>
          </table:table-cell>
          <table:table-cell office:value-type="float" office:value="15089360" calcext:value-type="float">
            <text:p>150893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year_Word,rule</text:p>
          </table:table-cell>
          <table:table-cell office:value-type="float" office:value="18861700" calcext:value-type="float">
            <text:p>18861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2sc_dd,rule</text:p>
          </table:table-cell>
          <table:table-cell office:value-type="float" office:value="20341618" calcext:value-type="float">
            <text:p>2034161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dd_mon,rule</text:p>
          </table:table-cell>
          <table:table-cell office:value-type="float" office:value="1207177818" calcext:value-type="float">
            <text:p>120717781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,rule</text:p>
          </table:table-cell>
          <table:table-cell office:value-type="float" office:value="12129524" calcext:value-type="float">
            <text:p>1212952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_dd,rule</text:p>
          </table:table-cell>
          <table:table-cell office:value-type="float" office:value="1059853432" calcext:value-type="float">
            <text:p>105985343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_sc,rule</text:p>
          </table:table-cell>
          <table:table-cell office:value-type="float" office:value="72603036" calcext:value-type="float">
            <text:p>7260303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_year,rule</text:p>
          </table:table-cell>
          <table:table-cell office:value-type="float" office:value="539734800" calcext:value-type="float">
            <text:p>539734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,rule</text:p>
          </table:table-cell>
          <table:table-cell office:value-type="float" office:value="2901800" calcext:value-type="float">
            <text:p>2901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d,rule</text:p>
          </table:table-cell>
          <table:table-cell office:value-type="float" office:value="29018000" calcext:value-type="float">
            <text:p>2901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dd,rule</text:p>
          </table:table-cell>
          <table:table-cell office:value-type="float" office:value="290180000" calcext:value-type="float">
            <text:p>2901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d_sc,rule</text:p>
          </table:table-cell>
          <table:table-cell office:value-type="float" office:value="203155018" calcext:value-type="float">
            <text:p>20315501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2sc,rule</text:p>
          </table:table-cell>
          <table:table-cell office:value-type="float" office:value="20312600" calcext:value-type="float">
            <text:p>20312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age,rule</text:p>
          </table:table-cell>
          <table:table-cell office:value-type="float" office:value="32500160" calcext:value-type="float">
            <text:p>325001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age_sc,rule</text:p>
          </table:table-cell>
          <table:table-cell office:value-type="float" office:value="194826852" calcext:value-type="float">
            <text:p>19482685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sc,rule</text:p>
          </table:table-cell>
          <table:table-cell office:value-type="float" office:value="20341618" calcext:value-type="float">
            <text:p>2034161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mon_dd,rule</text:p>
          </table:table-cell>
          <table:table-cell office:value-type="float" office:value="37752418" calcext:value-type="float">
            <text:p>3775241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mon_dd_sc,rule</text:p>
          </table:table-cell>
          <table:table-cell office:value-type="float" office:value="226340400" calcext:value-type="float">
            <text:p>226340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pd,rule</text:p>
          </table:table-cell>
          <table:table-cell office:value-type="float" office:value="2002242" calcext:value-type="float">
            <text:p>200224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sc_dd,rule</text:p>
          </table:table-cell>
          <table:table-cell office:value-type="float" office:value="17410800" calcext:value-type="float">
            <text:p>1741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sc_year,rule</text:p>
          </table:table-cell>
          <table:table-cell office:value-type="float" office:value="13957658" calcext:value-type="float">
            <text:p>1395765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year,rule</text:p>
          </table:table-cell>
          <table:table-cell office:value-type="float" office:value="3772340" calcext:value-type="float">
            <text:p>37723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year_mon,rule</text:p>
          </table:table-cell>
          <table:table-cell office:value-type="float" office:value="27886298" calcext:value-type="float">
            <text:p>2788629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year_sc,rule</text:p>
          </table:table-cell>
          <table:table-cell office:value-type="float" office:value="124197040" calcext:value-type="float">
            <text:p>124197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year_sc_Word,rule</text:p>
          </table:table-cell>
          <table:table-cell office:value-type="float" office:value="18861700" calcext:value-type="float">
            <text:p>18861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year_Word,rule</text:p>
          </table:table-cell>
          <table:table-cell office:value-type="float" office:value="3772340" calcext:value-type="float">
            <text:p>37723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year_Word_sc,rule</text:p>
          </table:table-cell>
          <table:table-cell office:value-type="float" office:value="15089360" calcext:value-type="float">
            <text:p>150893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1-0_sc_word,rule</text:p>
          </table:table-cell>
          <table:table-cell office:value-type="float" office:value="1189738" calcext:value-type="float">
            <text:p>118973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1-0_word,rule</text:p>
          </table:table-cell>
          <table:table-cell office:value-type="float" office:value="290180" calcext:value-type="float">
            <text:p>2901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cc_word,rule</text:p>
          </table:table-cell>
          <table:table-cell office:value-type="float" office:value="899558" calcext:value-type="float">
            <text:p>89955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dd_word,rule</text:p>
          </table:table-cell>
          <table:table-cell office:value-type="float" office:value="89955800" calcext:value-type="float">
            <text:p>89955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mon_dd_word,rule</text:p>
          </table:table-cell>
          <table:table-cell office:value-type="float" office:value="1059853432" calcext:value-type="float">
            <text:p>105985343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,rule</text:p>
          </table:table-cell>
          <table:table-cell office:value-type="float" office:value="899558" calcext:value-type="float">
            <text:p>89955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_dd,rule</text:p>
          </table:table-cell>
          <table:table-cell office:value-type="float" office:value="89955800" calcext:value-type="float">
            <text:p>89955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_sc,rule</text:p>
          </table:table-cell>
          <table:table-cell office:value-type="float" office:value="4497790" calcext:value-type="float">
            <text:p>449779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_year,rule</text:p>
          </table:table-cell>
          <table:table-cell office:value-type="float" office:value="149152520" calcext:value-type="float">
            <text:p>1491525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ddd_word,rule</text:p>
          </table:table-cell>
          <table:table-cell office:value-type="float" office:value="290180000" calcext:value-type="float">
            <text:p>2901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dd_word,rule</text:p>
          </table:table-cell>
          <table:table-cell office:value-type="float" office:value="29018000" calcext:value-type="float">
            <text:p>2901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d_word,rule</text:p>
          </table:table-cell>
          <table:table-cell office:value-type="float" office:value="2901800" calcext:value-type="float">
            <text:p>2901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_sc_word,rule</text:p>
          </table:table-cell>
          <table:table-cell office:value-type="float" office:value="1450900" calcext:value-type="float">
            <text:p>1450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_word,rule</text:p>
          </table:table-cell>
          <table:table-cell office:value-type="float" office:value="290180" calcext:value-type="float">
            <text:p>2901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dddd_word,rule</text:p>
          </table:table-cell>
          <table:table-cell office:value-type="float" office:value="1450900000" calcext:value-type="float">
            <text:p>14509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dd_word,rule</text:p>
          </table:table-cell>
          <table:table-cell office:value-type="float" office:value="14509000" calcext:value-type="float">
            <text:p>1450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d,rule</text:p>
          </table:table-cell>
          <table:table-cell office:value-type="float" office:value="1160720" calcext:value-type="float">
            <text:p>11607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dd_mon_sc,rule</text:p>
          </table:table-cell>
          <table:table-cell office:value-type="float" office:value="150893600" calcext:value-type="float">
            <text:p>150893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dd_sc,rule</text:p>
          </table:table-cell>
          <table:table-cell office:value-type="float" office:value="11607200" calcext:value-type="float">
            <text:p>11607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mon_day_sc,rule</text:p>
          </table:table-cell>
          <table:table-cell office:value-type="float" office:value="48285952" calcext:value-type="float">
            <text:p>4828595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year,rule</text:p>
          </table:table-cell>
          <table:table-cell office:value-type="float" office:value="15089360" calcext:value-type="float">
            <text:p>150893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year_sc,rule</text:p>
          </table:table-cell>
          <table:table-cell office:value-type="float" office:value="15089360" calcext:value-type="float">
            <text:p>150893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year_word,rule</text:p>
          </table:table-cell>
          <table:table-cell office:value-type="float" office:value="18861700" calcext:value-type="float">
            <text:p>18861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2sc_dd,rule</text:p>
          </table:table-cell>
          <table:table-cell office:value-type="float" office:value="20341618" calcext:value-type="float">
            <text:p>2034161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dd_mon,rule</text:p>
          </table:table-cell>
          <table:table-cell office:value-type="float" office:value="1207177818" calcext:value-type="float">
            <text:p>120717781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,rule</text:p>
          </table:table-cell>
          <table:table-cell office:value-type="float" office:value="12129524" calcext:value-type="float">
            <text:p>1212952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_dd,rule</text:p>
          </table:table-cell>
          <table:table-cell office:value-type="float" office:value="1059853432" calcext:value-type="float">
            <text:p>105985343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_sc,rule</text:p>
          </table:table-cell>
          <table:table-cell office:value-type="float" office:value="72603036" calcext:value-type="float">
            <text:p>7260303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_year,rule</text:p>
          </table:table-cell>
          <table:table-cell office:value-type="float" office:value="539734800" calcext:value-type="float">
            <text:p>539734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,rule</text:p>
          </table:table-cell>
          <table:table-cell office:value-type="float" office:value="2901800" calcext:value-type="float">
            <text:p>2901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d,rule</text:p>
          </table:table-cell>
          <table:table-cell office:value-type="float" office:value="29018000" calcext:value-type="float">
            <text:p>2901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dd,rule</text:p>
          </table:table-cell>
          <table:table-cell office:value-type="float" office:value="290180000" calcext:value-type="float">
            <text:p>2901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d_sc,rule</text:p>
          </table:table-cell>
          <table:table-cell office:value-type="float" office:value="203155018" calcext:value-type="float">
            <text:p>20315501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2sc,rule</text:p>
          </table:table-cell>
          <table:table-cell office:value-type="float" office:value="20312600" calcext:value-type="float">
            <text:p>20312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age,rule</text:p>
          </table:table-cell>
          <table:table-cell office:value-type="float" office:value="32500160" calcext:value-type="float">
            <text:p>325001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age_sc,rule</text:p>
          </table:table-cell>
          <table:table-cell office:value-type="float" office:value="194826852" calcext:value-type="float">
            <text:p>19482685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sc,rule</text:p>
          </table:table-cell>
          <table:table-cell office:value-type="float" office:value="20341618" calcext:value-type="float">
            <text:p>2034161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mon_dd,rule</text:p>
          </table:table-cell>
          <table:table-cell office:value-type="float" office:value="37752418" calcext:value-type="float">
            <text:p>3775241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mon_dd_sc,rule</text:p>
          </table:table-cell>
          <table:table-cell office:value-type="float" office:value="226340400" calcext:value-type="float">
            <text:p>226340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pd,rule</text:p>
          </table:table-cell>
          <table:table-cell office:value-type="float" office:value="2002242" calcext:value-type="float">
            <text:p>200224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sc_dd,rule</text:p>
          </table:table-cell>
          <table:table-cell office:value-type="float" office:value="17410800" calcext:value-type="float">
            <text:p>1741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sc_year,rule</text:p>
          </table:table-cell>
          <table:table-cell office:value-type="float" office:value="13957658" calcext:value-type="float">
            <text:p>1395765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year,rule</text:p>
          </table:table-cell>
          <table:table-cell office:value-type="float" office:value="3772340" calcext:value-type="float">
            <text:p>37723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year_mon,rule</text:p>
          </table:table-cell>
          <table:table-cell office:value-type="float" office:value="27886298" calcext:value-type="float">
            <text:p>2788629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year_sc,rule</text:p>
          </table:table-cell>
          <table:table-cell office:value-type="float" office:value="124197040" calcext:value-type="float">
            <text:p>124197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year_sc_word,rule</text:p>
          </table:table-cell>
          <table:table-cell office:value-type="float" office:value="18861700" calcext:value-type="float">
            <text:p>18861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year_word,rule</text:p>
          </table:table-cell>
          <table:table-cell office:value-type="float" office:value="3772340" calcext:value-type="float">
            <text:p>37723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year_word_sc,rule</text:p>
          </table:table-cell>
          <table:table-cell office:value-type="float" office:value="15089360" calcext:value-type="float">
            <text:p>15089360</text:p>
          </table:table-cell>
          <table:table-cell office:value-type="float" office:value="3.86118500982658" calcext:value-type="float">
            <text:p>3,8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18:21:58.0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4S</meta:editing-duration>
    <meta:editing-cycles>3</meta:editing-cycles>
    <meta:generator>LibreOffice/5.2.0.4$Windows_x86 LibreOffice_project/066b007f5ebcc236395c7d282ba488bca6720265</meta:generator>
    <dc:date>2016-08-13T18:22:59.960000000</dc:date>
    <meta:document-statistic meta:table-count="3" meta:cell-count="772" meta:object-count="0"/>
    <meta:user-defined meta:name="Info 1"/>
    <meta:user-defined meta:name="Info 2"/>
    <meta:user-defined meta:name="Info 3"/>
    <meta:user-defined meta:name="Info 4"/>
  </office:meta>
</office:document-meta>
</file>